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fton James" svg:font-family="'Afton James'" style:font-pitch="variable"/>
    <style:font-face style:name="Dirty Old Town" svg:font-family="'Dirty Old Town'" style:font-pitch="variable"/>
    <style:font-face style:name="Fat Free" svg:font-family="'Fat Free'" style:font-pitch="variable"/>
    <style:font-face style:name="JD Eugenia" svg:font-family="'JD Eugenia'" style:font-pitch="variable"/>
    <style:font-face style:name="Xenophone" svg:font-family="Xenophone" style:font-pitch="variable"/>
    <style:font-face style:name="Molot" svg:font-family="Molot" style:font-family-generic="modern" style:font-pitch="variable"/>
    <style:font-face style:name="Troika" svg:font-family="Troika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fton James" fo:font-size="48pt" style:font-size-asian="48pt" style:font-size-complex="48pt"/>
    </style:style>
    <style:style style:name="P2" style:family="paragraph" style:parent-style-name="Standard">
      <style:text-properties style:font-name="Dirty Old Town" fo:font-size="48pt" style:font-size-asian="48pt" style:font-size-complex="48pt"/>
    </style:style>
    <style:style style:name="P3" style:family="paragraph" style:parent-style-name="Standard">
      <style:text-properties style:font-name="Fat Free" fo:font-size="48pt" style:font-size-asian="48pt" style:font-size-complex="48pt"/>
    </style:style>
    <style:style style:name="P4" style:family="paragraph" style:parent-style-name="Standard">
      <style:text-properties style:font-name="JD Eugenia" fo:font-size="48pt" style:font-size-asian="48pt" style:font-size-complex="48pt"/>
    </style:style>
    <style:style style:name="P5" style:family="paragraph" style:parent-style-name="Standard">
      <style:text-properties style:font-name="Molot" fo:font-size="48pt" style:font-size-asian="48pt" style:font-size-complex="48pt"/>
    </style:style>
    <style:style style:name="P6" style:family="paragraph" style:parent-style-name="Standard">
      <style:text-properties style:font-name="Troika" fo:font-size="48pt" style:font-size-asian="48pt" style:font-size-complex="48pt"/>
    </style:style>
    <style:style style:name="P7" style:family="paragraph" style:parent-style-name="Standard">
      <style:text-properties style:font-name="Xenophone"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ney Hives</text:p>
      <text:p text:style-name="P2">Honey Hives</text:p>
      <text:p text:style-name="P3">Honey Hives</text:p>
      <text:p text:style-name="P4">Honey Hives</text:p>
      <text:p text:style-name="P5">Honey Hives</text:p>
      <text:p text:style-name="P6">Honey Hives</text:p>
      <text:p text:style-name="P7">Honey Hiv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fton James" svg:font-family="'Afton James'" style:font-pitch="variable"/>
    <style:font-face style:name="Dirty Old Town" svg:font-family="'Dirty Old Town'" style:font-pitch="variable"/>
    <style:font-face style:name="Fat Free" svg:font-family="'Fat Free'" style:font-pitch="variable"/>
    <style:font-face style:name="JD Eugenia" svg:font-family="'JD Eugenia'" style:font-pitch="variable"/>
    <style:font-face style:name="Xenophone" svg:font-family="Xenophone" style:font-pitch="variable"/>
    <style:font-face style:name="Molot" svg:font-family="Molot" style:font-family-generic="modern" style:font-pitch="variable"/>
    <style:font-face style:name="Troika" svg:font-family="Troika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5-20T18:02:32.74</meta:creation-date>
    <meta:document-statistic meta:table-count="0" meta:image-count="0" meta:object-count="0" meta:page-count="1" meta:paragraph-count="7" meta:word-count="14" meta:character-count="77"/>
    <dc:date>2022-05-20T20:01:04.02</dc:date>
    <meta:editing-duration>PT1H43M20S</meta:editing-duration>
    <meta:editing-cycles>1</meta:editing-cycles>
    <meta:generator>OpenOffice/4.1.9$Win32 OpenOffice.org_project/419m1$Build-9805</meta:generator>
  </office:meta>
</office:document-meta>
</file>